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row table:style-name="ro1">
          <table:table-cell/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3mm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holesky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itgen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urbin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.A.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t.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m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mver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summv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mschmidt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cL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vt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eam_d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r2k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yrk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isolv_STAND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mm_STANDARD</text:p>
          </table:table-cell>
          <table:table-cell table:number-columns-repeated="18"/>
        </table:table-row>
      </table:table>
      <table:table table:name="Sheet2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6" table:default-cell-style-name="Default"/>
        <table:table-column table:style-name="co6" table:default-cell-style-name="ce1"/>
        <table:table-column table:style-name="co6" table:number-columns-repeated="6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All alone</text:p>
          </table:table-cell>
          <table:table-cell table:number-columns-repeated="2"/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2"/>
          <table:table-cell office:value-type="float" office:value="10921" calcext:value-type="float">
            <text:p>10921</text:p>
          </table:table-cell>
          <table:table-cell office:value-type="float" office:value="15737" calcext:value-type="float">
            <text:p>15737</text:p>
          </table:table-cell>
          <table:table-cell office:value-type="float" office:value="6143" calcext:value-type="float">
            <text:p>6143</text:p>
          </table:table-cell>
          <table:table-cell office:value-type="float" office:value="14209" calcext:value-type="float">
            <text:p>14209</text:p>
          </table:table-cell>
          <table:table-cell table:style-name="Default" office:value-type="float" office:value="6042" calcext:value-type="float">
            <text:p>6042</text:p>
          </table:table-cell>
          <table:table-cell office:value-type="float" office:value="10236" calcext:value-type="float">
            <text:p>10236</text:p>
          </table:table-cell>
          <table:table-cell office:value-type="float" office:value="2998" calcext:value-type="float">
            <text:p>2998</text:p>
          </table:table-cell>
          <table:table-cell office:value-type="float" office:value="13774" calcext:value-type="float">
            <text:p>13774</text:p>
          </table:table-cell>
          <table:table-cell office:value-type="float" office:value="8206" calcext:value-type="float">
            <text:p>8206</text:p>
          </table:table-cell>
          <table:table-cell office:value-type="float" office:value="6936" calcext:value-type="float">
            <text:p>6936</text:p>
          </table:table-cell>
          <table:table-cell office:value-type="float" office:value="12565" calcext:value-type="float">
            <text:p>12565</text:p>
          </table:table-cell>
          <table:table-cell table:style-name="Default" office:value-type="float" office:value="12288" calcext:value-type="float">
            <text:p>12288</text:p>
          </table:table-cell>
          <table:table-cell office:value-type="float" office:value="10373" calcext:value-type="float">
            <text:p>10373</text:p>
          </table:table-cell>
          <table:table-cell office:value-type="float" office:value="6776" calcext:value-type="float">
            <text:p>6776</text:p>
          </table:table-cell>
          <table:table-cell office:value-type="float" office:value="14958" calcext:value-type="float">
            <text:p>14958</text:p>
          </table:table-cell>
          <table:table-cell office:value-type="float" office:value="14534" calcext:value-type="float">
            <text:p>14534</text:p>
          </table:table-cell>
          <table:table-cell office:value-type="float" office:value="7608" calcext:value-type="float">
            <text:p>7608</text:p>
          </table:table-cell>
          <table:table-cell office:value-type="float" office:value="14370" calcext:value-type="float">
            <text:p>143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M</text:p>
          </table:table-cell>
          <table:table-cell table:number-columns-repeated="2"/>
          <table:table-cell office:value-type="float" office:value="17860" calcext:value-type="float">
            <text:p>17860</text:p>
          </table:table-cell>
          <table:table-cell office:value-type="float" office:value="26020" calcext:value-type="float">
            <text:p>26020</text:p>
          </table:table-cell>
          <table:table-cell office:value-type="float" office:value="6240" calcext:value-type="float">
            <text:p>6240</text:p>
          </table:table-cell>
          <table:table-cell office:value-type="float" office:value="14780" calcext:value-type="float">
            <text:p>14780</text:p>
          </table:table-cell>
          <table:table-cell table:style-name="Default" office:value-type="float" office:value="10460" calcext:value-type="float">
            <text:p>10460</text:p>
          </table:table-cell>
          <table:table-cell office:value-type="float" office:value="10420" calcext:value-type="float">
            <text:p>10420</text:p>
          </table:table-cell>
          <table:table-cell office:value-type="float" office:value="3120" calcext:value-type="float">
            <text:p>3120</text:p>
          </table:table-cell>
          <table:table-cell office:value-type="float" office:value="22820" calcext:value-type="float">
            <text:p>22820</text:p>
          </table:table-cell>
          <table:table-cell office:value-type="float" office:value="11890" calcext:value-type="float">
            <text:p>11890</text:p>
          </table:table-cell>
          <table:table-cell office:value-type="float" office:value="7170" calcext:value-type="float">
            <text:p>7170</text:p>
          </table:table-cell>
          <table:table-cell office:value-type="float" office:value="21960" calcext:value-type="float">
            <text:p>21960</text:p>
          </table:table-cell>
          <table:table-cell table:style-name="Default" office:value-type="float" office:value="12900" calcext:value-type="float">
            <text:p>12900</text:p>
          </table:table-cell>
          <table:table-cell office:value-type="float" office:value="16230" calcext:value-type="float">
            <text:p>16230</text:p>
          </table:table-cell>
          <table:table-cell office:value-type="float" office:value="7270" calcext:value-type="float">
            <text:p>7270</text:p>
          </table:table-cell>
          <table:table-cell office:value-type="float" office:value="15600" calcext:value-type="float">
            <text:p>15600</text:p>
          </table:table-cell>
          <table:table-cell office:value-type="float" office:value="15430" calcext:value-type="float">
            <text:p>15430</text:p>
          </table:table-cell>
          <table:table-cell office:value-type="float" office:value="8500" calcext:value-type="float">
            <text:p>8500</text:p>
          </table:table-cell>
          <table:table-cell office:value-type="float" office:value="14240" calcext:value-type="float">
            <text:p>14240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office:value-type="float" office:value="17860" calcext:value-type="float">
            <text:p>17860</text:p>
          </table:table-cell>
          <table:table-cell office:value-type="string" calcext:value-type="string">
            <text:p>bal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/>
          <table:table-cell/>
          <table:table-cell office:value-type="string" calcext:value-type="string">
            <text:p>l_</text:p>
          </table:table-cell>
          <table:table-cell office:value-type="string" calcext:value-type="string">
            <text:p>bal/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_</text:p>
          </table:table-cell>
          <table:table-cell office:value-type="string" calcext:value-type="string">
            <text:p>bal/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office:value-type="float" office:value="26020" calcext:value-type="float">
            <text:p>26020</text:p>
          </table:table-cell>
          <table:table-cell office:value-type="string" calcext:value-type="string">
            <text:p>2mm_STANDARD</text:p>
          </table:table-cell>
          <table:table-cell office:value-type="float" office:value="71.49" calcext:value-type="float">
            <text:p>71.49</text:p>
          </table:table-cell>
          <table:table-cell table:formula="of:=[.E7]*1000" office:value-type="float" office:value="71490" calcext:value-type="float">
            <text:p>71490</text:p>
          </table:table-cell>
          <table:table-cell table:formula="of:=VLOOKUP([.D7];[.$A$6:.$C$23];[.$G$6];0)" office:value-type="float" office:value="17860" calcext:value-type="float">
            <text:p>17860</text:p>
          </table:table-cell>
          <table:table-cell table:formula="of:=([.F7]-[.G7])/[.G7]" office:value-type="percentage" office:value="3.00279955207167" calcext:value-type="percentage">
            <text:p>300.28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tream_d0</text:p>
          </table:table-cell>
          <table:table-cell office:value-type="float" office:value="31.77" calcext:value-type="float">
            <text:p>31.77</text:p>
          </table:table-cell>
          <table:table-cell table:formula="of:=[.L7]*1000" office:value-type="float" office:value="31770" calcext:value-type="float">
            <text:p>31770</text:p>
          </table:table-cell>
          <table:table-cell table:formula="of:=VLOOKUP([.K7];[.$A$6:.$C$23];[.$G$6];0)" office:value-type="float" office:value="7270" calcext:value-type="float">
            <text:p>7270</text:p>
          </table:table-cell>
          <table:table-cell table:formula="of:=([.M7]-[.N7])/[.N7]" office:value-type="percentage" office:value="3.37001375515818" calcext:value-type="percentage">
            <text:p>337.00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jacLR</text:p>
          </table:table-cell>
          <table:table-cell office:value-type="float" office:value="56.64" calcext:value-type="float">
            <text:p>56.64</text:p>
          </table:table-cell>
          <table:table-cell table:formula="of:=[.S7]*1000" office:value-type="float" office:value="56640" calcext:value-type="float">
            <text:p>56640</text:p>
          </table:table-cell>
          <table:table-cell table:formula="of:=VLOOKUP([.R7];[.$A$6:.$C$23];[.$G$6];0)" office:value-type="float" office:value="12900" calcext:value-type="float">
            <text:p>12900</text:p>
          </table:table-cell>
          <table:table-cell table:formula="of:=([.T7]-[.U7])/[.U7]" office:value-type="percentage" office:value="3.3906976744186" calcext:value-type="percentage">
            <text:p>339.07%</text:p>
          </table:table-cell>
          <table:table-cell/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office:value-type="float" office:value="6240" calcext:value-type="float">
            <text:p>6240</text:p>
          </table:table-cell>
          <table:table-cell office:value-type="string" calcext:value-type="string">
            <text:p>cholesky_STANDARD</text:p>
          </table:table-cell>
          <table:table-cell office:value-type="float" office:value="26.28" calcext:value-type="float">
            <text:p>26.28</text:p>
          </table:table-cell>
          <table:table-cell table:formula="of:=[.E8]*1000" office:value-type="float" office:value="26280" calcext:value-type="float">
            <text:p>26280</text:p>
          </table:table-cell>
          <table:table-cell table:formula="of:=VLOOKUP([.D8];[.$A$6:.$C$23];[.$G$6];0)" office:value-type="float" office:value="6240" calcext:value-type="float">
            <text:p>6240</text:p>
          </table:table-cell>
          <table:table-cell table:formula="of:=([.F8]-[.G8])/[.G8]" office:value-type="percentage" office:value="3.21153846153846" calcext:value-type="percentage">
            <text:p>321.15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3mm_STANDARD</text:p>
          </table:table-cell>
          <table:table-cell office:value-type="float" office:value="121.62" calcext:value-type="float">
            <text:p>121.62</text:p>
          </table:table-cell>
          <table:table-cell table:formula="of:=[.L8]*1000" office:value-type="float" office:value="121620" calcext:value-type="float">
            <text:p>121620</text:p>
          </table:table-cell>
          <table:table-cell table:formula="of:=VLOOKUP([.K8];[.$A$6:.$C$23];[.$G$6];0)" office:value-type="float" office:value="26020" calcext:value-type="float">
            <text:p>26020</text:p>
          </table:table-cell>
          <table:table-cell table:formula="of:=([.M8]-[.N8])/[.N8]" office:value-type="percentage" office:value="3.67409684857802" calcext:value-type="percentage">
            <text:p>367.41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3mm_STANDARD</text:p>
          </table:table-cell>
          <table:table-cell office:value-type="float" office:value="125.77" calcext:value-type="float">
            <text:p>125.77</text:p>
          </table:table-cell>
          <table:table-cell table:formula="of:=[.S8]*1000" office:value-type="float" office:value="125770" calcext:value-type="float">
            <text:p>125770</text:p>
          </table:table-cell>
          <table:table-cell table:formula="of:=VLOOKUP([.R8];[.$A$6:.$C$23];[.$G$6];0)" office:value-type="float" office:value="26020" calcext:value-type="float">
            <text:p>26020</text:p>
          </table:table-cell>
          <table:table-cell table:formula="of:=([.T8]-[.U8])/[.U8]" office:value-type="percentage" office:value="3.83358954650269" calcext:value-type="percentage">
            <text:p>383.36%</text:p>
          </table:table-cell>
          <table:table-cell/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office:value-type="float" office:value="14780" calcext:value-type="float">
            <text:p>14780</text:p>
          </table:table-cell>
          <table:table-cell office:value-type="string" calcext:value-type="string">
            <text:p>gemm_STANDARD</text:p>
          </table:table-cell>
          <table:table-cell office:value-type="float" office:value="95.47" calcext:value-type="float">
            <text:p>95.47</text:p>
          </table:table-cell>
          <table:table-cell table:formula="of:=[.E9]*1000" office:value-type="float" office:value="95470" calcext:value-type="float">
            <text:p>95470</text:p>
          </table:table-cell>
          <table:table-cell table:formula="of:=VLOOKUP([.D9];[.$A$6:.$C$23];[.$G$6];0)" office:value-type="float" office:value="22820" calcext:value-type="float">
            <text:p>22820</text:p>
          </table:table-cell>
          <table:table-cell table:formula="of:=([.F9]-[.G9])/[.G9]" office:value-type="percentage" office:value="3.18361086765995" calcext:value-type="percentage">
            <text:p>318.36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ft.A</text:p>
          </table:table-cell>
          <table:table-cell office:value-type="float" office:value="13.74" calcext:value-type="float">
            <text:p>13.74</text:p>
          </table:table-cell>
          <table:table-cell table:formula="of:=[.L9]*1000" office:value-type="float" office:value="13740" calcext:value-type="float">
            <text:p>13740</text:p>
          </table:table-cell>
          <table:table-cell table:formula="of:=VLOOKUP([.K9];[.$A$6:.$C$23];[.$G$6];0)" office:value-type="float" office:value="3120" calcext:value-type="float">
            <text:p>3120</text:p>
          </table:table-cell>
          <table:table-cell table:formula="of:=([.M9]-[.N9])/[.N9]" office:value-type="percentage" office:value="3.40384615384615" calcext:value-type="percentage">
            <text:p>340.38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jacLR</text:p>
          </table:table-cell>
          <table:table-cell office:value-type="float" office:value="53.72" calcext:value-type="float">
            <text:p>53.72</text:p>
          </table:table-cell>
          <table:table-cell table:formula="of:=[.S9]*1000" office:value-type="float" office:value="53720" calcext:value-type="float">
            <text:p>53720</text:p>
          </table:table-cell>
          <table:table-cell table:formula="of:=VLOOKUP([.R9];[.$A$6:.$C$23];[.$G$6];0)" office:value-type="float" office:value="12900" calcext:value-type="float">
            <text:p>12900</text:p>
          </table:table-cell>
          <table:table-cell table:formula="of:=([.T9]-[.U9])/[.U9]" office:value-type="percentage" office:value="3.16434108527132" calcext:value-type="percentage">
            <text:p>316.43%</text:p>
          </table:table-cell>
          <table:table-cell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syrk_STANDARD</text:p>
          </table:table-cell>
          <table:table-cell office:value-type="float" office:value="64.71" calcext:value-type="float">
            <text:p>64.71</text:p>
          </table:table-cell>
          <table:table-cell table:formula="of:=[.E10]*1000" office:value-type="float" office:value="64710" calcext:value-type="float">
            <text:p>64710</text:p>
          </table:table-cell>
          <table:table-cell table:formula="of:=VLOOKUP([.D10];[.$A$6:.$C$23];[.$G$6];0)" office:value-type="float" office:value="15430" calcext:value-type="float">
            <text:p>15430</text:p>
          </table:table-cell>
          <table:table-cell table:formula="of:=([.F10]-[.G10])/[.G10]" office:value-type="percentage" office:value="3.19377835385612" calcext:value-type="percentage">
            <text:p>319.38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gesummv_STANDARD</text:p>
          </table:table-cell>
          <table:table-cell office:value-type="float" office:value="31.27" calcext:value-type="float">
            <text:p>31.27</text:p>
          </table:table-cell>
          <table:table-cell table:formula="of:=[.L10]*1000" office:value-type="float" office:value="31270" calcext:value-type="float">
            <text:p>31270</text:p>
          </table:table-cell>
          <table:table-cell table:formula="of:=VLOOKUP([.K10];[.$A$6:.$C$23];[.$G$6];0)" office:value-type="float" office:value="7170" calcext:value-type="float">
            <text:p>7170</text:p>
          </table:table-cell>
          <table:table-cell table:formula="of:=([.M10]-[.N10])/[.N10]" office:value-type="percentage" office:value="3.36122733612273" calcext:value-type="percentage">
            <text:p>336.12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durbin_STANDARD</text:p>
          </table:table-cell>
          <table:table-cell office:value-type="float" office:value="53.02" calcext:value-type="float">
            <text:p>53.02</text:p>
          </table:table-cell>
          <table:table-cell table:formula="of:=[.S10]*1000" office:value-type="float" office:value="53020" calcext:value-type="float">
            <text:p>53020</text:p>
          </table:table-cell>
          <table:table-cell table:formula="of:=VLOOKUP([.R10];[.$A$6:.$C$23];[.$G$6];0)" office:value-type="float" office:value="10460" calcext:value-type="float">
            <text:p>10460</text:p>
          </table:table-cell>
          <table:table-cell table:formula="of:=([.T10]-[.U10])/[.U10]" office:value-type="percentage" office:value="4.06883365200765" calcext:value-type="percentage">
            <text:p>406.88%</text:p>
          </table:table-cell>
          <table:table-cell/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office:value-type="float" office:value="10420" calcext:value-type="float">
            <text:p>10420</text:p>
          </table:table-cell>
          <table:table-cell office:value-type="string" calcext:value-type="string">
            <text:p>jacLR</text:p>
          </table:table-cell>
          <table:table-cell office:value-type="float" office:value="54.23" calcext:value-type="float">
            <text:p>54.23</text:p>
          </table:table-cell>
          <table:table-cell table:formula="of:=[.E11]*1000" office:value-type="float" office:value="54230" calcext:value-type="float">
            <text:p>54230</text:p>
          </table:table-cell>
          <table:table-cell table:formula="of:=VLOOKUP([.D11];[.$A$6:.$C$23];[.$G$6];0)" office:value-type="float" office:value="12900" calcext:value-type="float">
            <text:p>12900</text:p>
          </table:table-cell>
          <table:table-cell table:formula="of:=([.F11]-[.G11])/[.G11]" office:value-type="percentage" office:value="3.20387596899225" calcext:value-type="percentage">
            <text:p>320.39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syr2k_STANDARD</text:p>
          </table:table-cell>
          <table:table-cell office:value-type="float" office:value="65.9" calcext:value-type="float">
            <text:p>65.9</text:p>
          </table:table-cell>
          <table:table-cell table:formula="of:=[.L11]*1000" office:value-type="float" office:value="65900" calcext:value-type="float">
            <text:p>65900</text:p>
          </table:table-cell>
          <table:table-cell table:formula="of:=VLOOKUP([.K11];[.$A$6:.$C$23];[.$G$6];0)" office:value-type="float" office:value="15600" calcext:value-type="float">
            <text:p>15600</text:p>
          </table:table-cell>
          <table:table-cell table:formula="of:=([.M11]-[.N11])/[.N11]" office:value-type="percentage" office:value="3.22435897435897" calcext:value-type="percentage">
            <text:p>322.44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2mm_STANDARD</text:p>
          </table:table-cell>
          <table:table-cell office:value-type="float" office:value="84.28" calcext:value-type="float">
            <text:p>84.28</text:p>
          </table:table-cell>
          <table:table-cell table:formula="of:=[.S11]*1000" office:value-type="float" office:value="84280" calcext:value-type="float">
            <text:p>84280</text:p>
          </table:table-cell>
          <table:table-cell table:formula="of:=VLOOKUP([.R11];[.$A$6:.$C$23];[.$G$6];0)" office:value-type="float" office:value="17860" calcext:value-type="float">
            <text:p>17860</text:p>
          </table:table-cell>
          <table:table-cell table:formula="of:=([.T11]-[.U11])/[.U11]" office:value-type="percentage" office:value="3.71892497200448" calcext:value-type="percentage">
            <text:p>371.89%</text:p>
          </table:table-cell>
          <table:table-cell/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doitgen_STANDARD</text:p>
          </table:table-cell>
          <table:table-cell office:value-type="float" office:value="68.16" calcext:value-type="float">
            <text:p>68.16</text:p>
          </table:table-cell>
          <table:table-cell table:formula="of:=[.E12]*1000" office:value-type="float" office:value="68160" calcext:value-type="float">
            <text:p>68160</text:p>
          </table:table-cell>
          <table:table-cell table:formula="of:=VLOOKUP([.D12];[.$A$6:.$C$23];[.$G$6];0)" office:value-type="float" office:value="14780" calcext:value-type="float">
            <text:p>14780</text:p>
          </table:table-cell>
          <table:table-cell table:formula="of:=([.F12]-[.G12])/[.G12]" office:value-type="percentage" office:value="3.61163734776725" calcext:value-type="percentage">
            <text:p>361.16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trisolv_STANDARD</text:p>
          </table:table-cell>
          <table:table-cell office:value-type="float" office:value="32.64" calcext:value-type="float">
            <text:p>32.64</text:p>
          </table:table-cell>
          <table:table-cell table:formula="of:=[.L12]*1000" office:value-type="float" office:value="32640" calcext:value-type="float">
            <text:p>32640</text:p>
          </table:table-cell>
          <table:table-cell table:formula="of:=VLOOKUP([.K12];[.$A$6:.$C$23];[.$G$6];0)" office:value-type="float" office:value="8500" calcext:value-type="float">
            <text:p>8500</text:p>
          </table:table-cell>
          <table:table-cell table:formula="of:=([.M12]-[.N12])/[.N12]" office:value-type="percentage" office:value="2.84" calcext:value-type="percentage">
            <text:p>284.00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tream_d0</text:p>
          </table:table-cell>
          <table:table-cell office:value-type="float" office:value="32.93" calcext:value-type="float">
            <text:p>32.93</text:p>
          </table:table-cell>
          <table:table-cell table:formula="of:=[.S12]*1000" office:value-type="float" office:value="32930" calcext:value-type="float">
            <text:p>32930</text:p>
          </table:table-cell>
          <table:table-cell table:formula="of:=VLOOKUP([.R12];[.$A$6:.$C$23];[.$G$6];0)" office:value-type="float" office:value="7270" calcext:value-type="float">
            <text:p>7270</text:p>
          </table:table-cell>
          <table:table-cell table:formula="of:=([.T12]-[.U12])/[.U12]" office:value-type="percentage" office:value="3.52957359009629" calcext:value-type="percentage">
            <text:p>352.96%</text:p>
          </table:table-cell>
          <table:table-cell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office:value-type="float" office:value="22820" calcext:value-type="float">
            <text:p>22820</text:p>
          </table:table-cell>
          <table:table-cell office:value-type="string" calcext:value-type="string">
            <text:p>doitgen_STANDARD</text:p>
          </table:table-cell>
          <table:table-cell office:value-type="float" office:value="66.57" calcext:value-type="float">
            <text:p>66.57</text:p>
          </table:table-cell>
          <table:table-cell table:formula="of:=[.E13]*1000" office:value-type="float" office:value="66570" calcext:value-type="float">
            <text:p>66570</text:p>
          </table:table-cell>
          <table:table-cell table:formula="of:=VLOOKUP([.D13];[.$A$6:.$C$23];[.$G$6];0)" office:value-type="float" office:value="14780" calcext:value-type="float">
            <text:p>14780</text:p>
          </table:table-cell>
          <table:table-cell table:formula="of:=([.F13]-[.G13])/[.G13]" office:value-type="percentage" office:value="3.50405953991881" calcext:value-type="percentage">
            <text:p>350.41%</text:p>
          </table:table-cell>
          <table:table-cell table:formula="of:=MEDIAN([.H7:.H14])" office:value-type="float" office:value="3.20028736551401" calcext:value-type="float">
            <text:p>3.2002873655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urbin_STANDARD</text:p>
          </table:table-cell>
          <table:table-cell office:value-type="float" office:value="50.3" calcext:value-type="float">
            <text:p>50.3</text:p>
          </table:table-cell>
          <table:table-cell table:formula="of:=[.L13]*1000" office:value-type="float" office:value="50300" calcext:value-type="float">
            <text:p>50300</text:p>
          </table:table-cell>
          <table:table-cell table:formula="of:=VLOOKUP([.K13];[.$A$6:.$C$23];[.$G$6];0)" office:value-type="float" office:value="10460" calcext:value-type="float">
            <text:p>10460</text:p>
          </table:table-cell>
          <table:table-cell table:formula="of:=([.M13]-[.N13])/[.N13]" office:value-type="percentage" office:value="3.80879541108987" calcext:value-type="percentage">
            <text:p>380.88%</text:p>
          </table:table-cell>
          <table:table-cell table:formula="of:=MEDIAN([.O7:.O14])" office:value-type="float" office:value="3.36562054564046" calcext:value-type="float">
            <text:p>3.365620545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cholesky_STANDARD</text:p>
          </table:table-cell>
          <table:table-cell office:value-type="float" office:value="29.09" calcext:value-type="float">
            <text:p>29.09</text:p>
          </table:table-cell>
          <table:table-cell table:formula="of:=[.S13]*1000" office:value-type="float" office:value="29090" calcext:value-type="float">
            <text:p>29090</text:p>
          </table:table-cell>
          <table:table-cell table:formula="of:=VLOOKUP([.R13];[.$A$6:.$C$23];[.$G$6];0)" office:value-type="float" office:value="6240" calcext:value-type="float">
            <text:p>6240</text:p>
          </table:table-cell>
          <table:table-cell table:formula="of:=([.T13]-[.U13])/[.U13]" office:value-type="percentage" office:value="3.66185897435897" calcext:value-type="percentage">
            <text:p>366.19%</text:p>
          </table:table-cell>
          <table:table-cell table:formula="of:=MEDIAN([.V7:.V14])" office:value-type="float" office:value="3.59571628222763" calcext:value-type="float">
            <text:p>3.5957162822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office:value-type="float" office:value="11890" calcext:value-type="float">
            <text:p>11890</text:p>
          </table:table-cell>
          <table:table-cell office:value-type="string" calcext:value-type="string">
            <text:p>stream_d0</text:p>
          </table:table-cell>
          <table:table-cell office:value-type="float" office:value="30.51" calcext:value-type="float">
            <text:p>30.51</text:p>
          </table:table-cell>
          <table:table-cell table:formula="of:=[.E14]*1000" office:value-type="float" office:value="30510" calcext:value-type="float">
            <text:p>30510</text:p>
          </table:table-cell>
          <table:table-cell table:formula="of:=VLOOKUP([.D14];[.$A$6:.$C$23];[.$G$6];0)" office:value-type="float" office:value="7270" calcext:value-type="float">
            <text:p>7270</text:p>
          </table:table-cell>
          <table:table-cell table:formula="of:=([.F14]-[.G14])/[.G14]" office:value-type="percentage" office:value="3.19669876203576" calcext:value-type="percentage">
            <text:p>319.67%</text:p>
          </table:table-cell>
          <table:table-cell table:formula="of:=STDEV([.H7:.H14])" office:value-type="float" office:value="0.196029896429729" calcext:value-type="float">
            <text:p>0.196029896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tream_d0</text:p>
          </table:table-cell>
          <table:table-cell office:value-type="float" office:value="30.26" calcext:value-type="float">
            <text:p>30.26</text:p>
          </table:table-cell>
          <table:table-cell table:formula="of:=[.L14]*1000" office:value-type="float" office:value="30260" calcext:value-type="float">
            <text:p>30260</text:p>
          </table:table-cell>
          <table:table-cell table:formula="of:=VLOOKUP([.K14];[.$A$6:.$C$23];[.$G$6];0)" office:value-type="float" office:value="7270" calcext:value-type="float">
            <text:p>7270</text:p>
          </table:table-cell>
          <table:table-cell table:formula="of:=([.M14]-[.N14])/[.N14]" office:value-type="percentage" office:value="3.16231086657497" calcext:value-type="percentage">
            <text:p>316.23%</text:p>
          </table:table-cell>
          <table:table-cell table:formula="of:=STDEV([.O7:.O14])" office:value-type="float" office:value="0.299957542441309" calcext:value-type="float">
            <text:p>0.299957542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stream_d0</text:p>
          </table:table-cell>
          <table:table-cell office:value-type="float" office:value="30.2" calcext:value-type="float">
            <text:p>30.2</text:p>
          </table:table-cell>
          <table:table-cell table:formula="of:=[.S14]*1000" office:value-type="float" office:value="30200" calcext:value-type="float">
            <text:p>30200</text:p>
          </table:table-cell>
          <table:table-cell table:formula="of:=VLOOKUP([.R14];[.$A$6:.$C$23];[.$G$6];0)" office:value-type="float" office:value="7270" calcext:value-type="float">
            <text:p>7270</text:p>
          </table:table-cell>
          <table:table-cell table:formula="of:=([.T14]-[.U14])/[.U14]" office:value-type="percentage" office:value="3.15405777166437" calcext:value-type="percentage">
            <text:p>315.41%</text:p>
          </table:table-cell>
          <table:table-cell table:formula="of:=STDEV([.V7:.V14])" office:value-type="float" office:value="0.320735810952832" calcext:value-type="float">
            <text:p>0.320735811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office:value-type="float" office:value="7170" calcext:value-type="float">
            <text:p>7170</text:p>
          </table:table-cell>
          <table:table-cell office:value-type="string" calcext:value-type="string">
            <text:p>a/</text:p>
          </table:table-cell>
          <table:table-cell table:number-columns-repeated="5"/>
          <table:table-cell office:value-type="string" calcext:value-type="string">
            <text:p>lc</text:p>
          </table:table-cell>
          <table:table-cell office:value-type="string" calcext:value-type="string">
            <text:p>a/</text:p>
          </table:table-cell>
          <table:table-cell table:number-columns-repeated="5"/>
          <table:table-cell office:value-type="string" calcext:value-type="string">
            <text:p>lc</text:p>
          </table:table-cell>
          <table:table-cell office:value-type="string" calcext:value-type="string">
            <text:p>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office:value-type="float" office:value="21960" calcext:value-type="float">
            <text:p>21960</text:p>
          </table:table-cell>
          <table:table-cell office:value-type="string" calcext:value-type="string">
            <text:p>2mm_STANDARD</text:p>
          </table:table-cell>
          <table:table-cell office:value-type="float" office:value="71.49" calcext:value-type="float">
            <text:p>71.49</text:p>
          </table:table-cell>
          <table:table-cell table:formula="of:=[.E16]*1000" office:value-type="float" office:value="71490" calcext:value-type="float">
            <text:p>71490</text:p>
          </table:table-cell>
          <table:table-cell table:formula="of:=VLOOKUP([.D16];[.$A$6:.$C$23];[.$G$6];0)" office:value-type="float" office:value="17860" calcext:value-type="float">
            <text:p>17860</text:p>
          </table:table-cell>
          <table:table-cell table:formula="of:=([.F16]-[.G16])/[.G16]" office:value-type="percentage" office:value="3.00279955207167" calcext:value-type="percentage">
            <text:p>300.28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tream_d0</text:p>
          </table:table-cell>
          <table:table-cell office:value-type="float" office:value="35.47" calcext:value-type="float">
            <text:p>35.47</text:p>
          </table:table-cell>
          <table:table-cell table:formula="of:=[.L16]*1000" office:value-type="float" office:value="35470" calcext:value-type="float">
            <text:p>35470</text:p>
          </table:table-cell>
          <table:table-cell table:formula="of:=VLOOKUP([.K16];[.$A$6:.$C$23];[.$G$6];0)" office:value-type="float" office:value="7270" calcext:value-type="float">
            <text:p>7270</text:p>
          </table:table-cell>
          <table:table-cell table:formula="of:=([.M16]-[.N16])/[.N16]" office:value-type="percentage" office:value="3.87895460797799" calcext:value-type="percentage">
            <text:p>387.90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jacLR</text:p>
          </table:table-cell>
          <table:table-cell office:value-type="float" office:value="83.97" calcext:value-type="float">
            <text:p>83.97</text:p>
          </table:table-cell>
          <table:table-cell table:formula="of:=[.S16]*1000" office:value-type="float" office:value="83970" calcext:value-type="float">
            <text:p>83970</text:p>
          </table:table-cell>
          <table:table-cell table:formula="of:=VLOOKUP([.R16];[.$A$6:.$C$23];[.$G$6];0)" office:value-type="float" office:value="12900" calcext:value-type="float">
            <text:p>12900</text:p>
          </table:table-cell>
          <table:table-cell table:formula="of:=([.T16]-[.U16])/[.U16]" office:value-type="percentage" office:value="5.5093023255814" calcext:value-type="percentage">
            <text:p>550.93%</text:p>
          </table:table-cell>
          <table:table-cell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cholesky_STANDARD</text:p>
          </table:table-cell>
          <table:table-cell office:value-type="float" office:value="26.29" calcext:value-type="float">
            <text:p>26.29</text:p>
          </table:table-cell>
          <table:table-cell table:formula="of:=[.E17]*1000" office:value-type="float" office:value="26290" calcext:value-type="float">
            <text:p>26290</text:p>
          </table:table-cell>
          <table:table-cell table:formula="of:=VLOOKUP([.D17];[.$A$6:.$C$23];[.$G$6];0)" office:value-type="float" office:value="6240" calcext:value-type="float">
            <text:p>6240</text:p>
          </table:table-cell>
          <table:table-cell table:formula="of:=([.F17]-[.G17])/[.G17]" office:value-type="percentage" office:value="3.21314102564103" calcext:value-type="percentage">
            <text:p>321.31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ft.A</text:p>
          </table:table-cell>
          <table:table-cell office:value-type="float" office:value="18.12" calcext:value-type="float">
            <text:p>18.12</text:p>
          </table:table-cell>
          <table:table-cell table:formula="of:=[.L17]*1000" office:value-type="float" office:value="18120" calcext:value-type="float">
            <text:p>18120</text:p>
          </table:table-cell>
          <table:table-cell table:formula="of:=VLOOKUP([.K17];[.$A$6:.$C$23];[.$G$6];0)" office:value-type="float" office:value="3120" calcext:value-type="float">
            <text:p>3120</text:p>
          </table:table-cell>
          <table:table-cell table:formula="of:=([.M17]-[.N17])/[.N17]" office:value-type="percentage" office:value="4.80769230769231" calcext:value-type="percentage">
            <text:p>480.77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tream_d0</text:p>
          </table:table-cell>
          <table:table-cell office:value-type="float" office:value="54.66" calcext:value-type="float">
            <text:p>54.66</text:p>
          </table:table-cell>
          <table:table-cell table:formula="of:=[.S17]*1000" office:value-type="float" office:value="54660" calcext:value-type="float">
            <text:p>54660</text:p>
          </table:table-cell>
          <table:table-cell table:formula="of:=VLOOKUP([.R17];[.$A$6:.$C$23];[.$G$6];0)" office:value-type="float" office:value="7270" calcext:value-type="float">
            <text:p>7270</text:p>
          </table:table-cell>
          <table:table-cell table:formula="of:=([.T17]-[.U17])/[.U17]" office:value-type="percentage" office:value="6.51856946354883" calcext:value-type="percentage">
            <text:p>651.86%</text:p>
          </table:table-cell>
          <table:table-cell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office:value-type="float" office:value="16230" calcext:value-type="float">
            <text:p>16230</text:p>
          </table:table-cell>
          <table:table-cell office:value-type="string" calcext:value-type="string">
            <text:p>gemm_STANDARD</text:p>
          </table:table-cell>
          <table:table-cell office:value-type="float" office:value="95.26" calcext:value-type="float">
            <text:p>95.26</text:p>
          </table:table-cell>
          <table:table-cell table:formula="of:=[.E18]*1000" office:value-type="float" office:value="95260" calcext:value-type="float">
            <text:p>95260</text:p>
          </table:table-cell>
          <table:table-cell table:formula="of:=VLOOKUP([.D18];[.$A$6:.$C$23];[.$G$6];0)" office:value-type="float" office:value="22820" calcext:value-type="float">
            <text:p>22820</text:p>
          </table:table-cell>
          <table:table-cell table:formula="of:=([.F18]-[.G18])/[.G18]" office:value-type="percentage" office:value="3.17440841367222" calcext:value-type="percentage">
            <text:p>317.44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gesummv_STANDARD</text:p>
          </table:table-cell>
          <table:table-cell office:value-type="float" office:value="42.65" calcext:value-type="float">
            <text:p>42.65</text:p>
          </table:table-cell>
          <table:table-cell table:formula="of:=[.L18]*1000" office:value-type="float" office:value="42650" calcext:value-type="float">
            <text:p>42650</text:p>
          </table:table-cell>
          <table:table-cell table:formula="of:=VLOOKUP([.K18];[.$A$6:.$C$23];[.$G$6];0)" office:value-type="float" office:value="7170" calcext:value-type="float">
            <text:p>7170</text:p>
          </table:table-cell>
          <table:table-cell table:formula="of:=([.M18]-[.N18])/[.N18]" office:value-type="percentage" office:value="4.94839609483961" calcext:value-type="percentage">
            <text:p>494.84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jacLR</text:p>
          </table:table-cell>
          <table:table-cell office:value-type="float" office:value="82.06" calcext:value-type="float">
            <text:p>82.06</text:p>
          </table:table-cell>
          <table:table-cell table:formula="of:=[.S18]*1000" office:value-type="float" office:value="82060" calcext:value-type="float">
            <text:p>82060</text:p>
          </table:table-cell>
          <table:table-cell table:formula="of:=VLOOKUP([.R18];[.$A$6:.$C$23];[.$G$6];0)" office:value-type="float" office:value="12900" calcext:value-type="float">
            <text:p>12900</text:p>
          </table:table-cell>
          <table:table-cell table:formula="of:=([.T18]-[.U18])/[.U18]" office:value-type="percentage" office:value="5.36124031007752" calcext:value-type="percentage">
            <text:p>536.12%</text:p>
          </table:table-cell>
          <table:table-cell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office:value-type="float" office:value="7270" calcext:value-type="float">
            <text:p>7270</text:p>
          </table:table-cell>
          <table:table-cell office:value-type="string" calcext:value-type="string">
            <text:p>syrk_STANDARD</text:p>
          </table:table-cell>
          <table:table-cell office:value-type="float" office:value="64.62" calcext:value-type="float">
            <text:p>64.62</text:p>
          </table:table-cell>
          <table:table-cell table:formula="of:=[.E19]*1000" office:value-type="float" office:value="64620" calcext:value-type="float">
            <text:p>64620</text:p>
          </table:table-cell>
          <table:table-cell table:formula="of:=VLOOKUP([.D19];[.$A$6:.$C$23];[.$G$6];0)" office:value-type="float" office:value="15430" calcext:value-type="float">
            <text:p>15430</text:p>
          </table:table-cell>
          <table:table-cell table:formula="of:=([.F19]-[.G19])/[.G19]" office:value-type="percentage" office:value="3.18794556059624" calcext:value-type="percentage">
            <text:p>318.79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stream_d0</text:p>
          </table:table-cell>
          <table:table-cell office:value-type="float" office:value="38.12" calcext:value-type="float">
            <text:p>38.12</text:p>
          </table:table-cell>
          <table:table-cell table:formula="of:=[.L19]*1000" office:value-type="float" office:value="38120" calcext:value-type="float">
            <text:p>38120</text:p>
          </table:table-cell>
          <table:table-cell table:formula="of:=VLOOKUP([.K19];[.$A$6:.$C$23];[.$G$6];0)" office:value-type="float" office:value="7270" calcext:value-type="float">
            <text:p>7270</text:p>
          </table:table-cell>
          <table:table-cell table:formula="of:=([.M19]-[.N19])/[.N19]" office:value-type="percentage" office:value="4.24346629986245" calcext:value-type="percentage">
            <text:p>424.35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stream_d0</text:p>
          </table:table-cell>
          <table:table-cell office:value-type="float" office:value="54.15" calcext:value-type="float">
            <text:p>54.15</text:p>
          </table:table-cell>
          <table:table-cell table:formula="of:=[.S19]*1000" office:value-type="float" office:value="54150" calcext:value-type="float">
            <text:p>54150</text:p>
          </table:table-cell>
          <table:table-cell table:formula="of:=VLOOKUP([.R19];[.$A$6:.$C$23];[.$G$6];0)" office:value-type="float" office:value="7270" calcext:value-type="float">
            <text:p>7270</text:p>
          </table:table-cell>
          <table:table-cell table:formula="of:=([.T19]-[.U19])/[.U19]" office:value-type="percentage" office:value="6.4484181568088" calcext:value-type="percentage">
            <text:p>644.84%</text:p>
          </table:table-cell>
          <table:table-cell/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14958" calcext:value-type="float">
            <text:p>14958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jacLR</text:p>
          </table:table-cell>
          <table:table-cell office:value-type="float" office:value="54.68" calcext:value-type="float">
            <text:p>54.68</text:p>
          </table:table-cell>
          <table:table-cell table:formula="of:=[.E20]*1000" office:value-type="float" office:value="54680" calcext:value-type="float">
            <text:p>54680</text:p>
          </table:table-cell>
          <table:table-cell table:formula="of:=VLOOKUP([.D20];[.$A$6:.$C$23];[.$G$6];0)" office:value-type="float" office:value="12900" calcext:value-type="float">
            <text:p>12900</text:p>
          </table:table-cell>
          <table:table-cell table:formula="of:=([.F20]-[.G20])/[.G20]" office:value-type="percentage" office:value="3.23875968992248" calcext:value-type="percentage">
            <text:p>323.88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syr2k_STANDARD</text:p>
          </table:table-cell>
          <table:table-cell office:value-type="float" office:value="65.96" calcext:value-type="float">
            <text:p>65.96</text:p>
          </table:table-cell>
          <table:table-cell table:formula="of:=[.L20]*1000" office:value-type="float" office:value="65960" calcext:value-type="float">
            <text:p>65960</text:p>
          </table:table-cell>
          <table:table-cell table:formula="of:=VLOOKUP([.K20];[.$A$6:.$C$23];[.$G$6];0)" office:value-type="float" office:value="15600" calcext:value-type="float">
            <text:p>15600</text:p>
          </table:table-cell>
          <table:table-cell table:formula="of:=([.M20]-[.N20])/[.N20]" office:value-type="percentage" office:value="3.22820512820513" calcext:value-type="percentage">
            <text:p>322.82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2mm_STANDARD</text:p>
          </table:table-cell>
          <table:table-cell office:value-type="float" office:value="72.66" calcext:value-type="float">
            <text:p>72.66</text:p>
          </table:table-cell>
          <table:table-cell table:formula="of:=[.S20]*1000" office:value-type="float" office:value="72660" calcext:value-type="float">
            <text:p>72660</text:p>
          </table:table-cell>
          <table:table-cell table:formula="of:=VLOOKUP([.R20];[.$A$6:.$C$23];[.$G$6];0)" office:value-type="float" office:value="17860" calcext:value-type="float">
            <text:p>17860</text:p>
          </table:table-cell>
          <table:table-cell table:formula="of:=([.T20]-[.U20])/[.U20]" office:value-type="percentage" office:value="3.06830907054871" calcext:value-type="percentage">
            <text:p>306.83%</text:p>
          </table:table-cell>
          <table:table-cell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office:value-type="float" office:value="15430" calcext:value-type="float">
            <text:p>15430</text:p>
          </table:table-cell>
          <table:table-cell office:value-type="string" calcext:value-type="string">
            <text:p>doitgen_STANDARD</text:p>
          </table:table-cell>
          <table:table-cell office:value-type="float" office:value="68.17" calcext:value-type="float">
            <text:p>68.17</text:p>
          </table:table-cell>
          <table:table-cell table:formula="of:=[.E21]*1000" office:value-type="float" office:value="68170" calcext:value-type="float">
            <text:p>68170</text:p>
          </table:table-cell>
          <table:table-cell table:formula="of:=VLOOKUP([.D21];[.$A$6:.$C$23];[.$G$6];0)" office:value-type="float" office:value="14780" calcext:value-type="float">
            <text:p>14780</text:p>
          </table:table-cell>
          <table:table-cell table:formula="of:=([.F21]-[.G21])/[.G21]" office:value-type="percentage" office:value="3.61231393775372" calcext:value-type="percentage">
            <text:p>361.23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3mm_STANDARD</text:p>
          </table:table-cell>
          <table:table-cell office:value-type="float" office:value="100.85" calcext:value-type="float">
            <text:p>100.85</text:p>
          </table:table-cell>
          <table:table-cell table:formula="of:=[.L21]*1000" office:value-type="float" office:value="100850" calcext:value-type="float">
            <text:p>100850</text:p>
          </table:table-cell>
          <table:table-cell table:formula="of:=VLOOKUP([.K21];[.$A$6:.$C$23];[.$G$6];0)" office:value-type="float" office:value="26020" calcext:value-type="float">
            <text:p>26020</text:p>
          </table:table-cell>
          <table:table-cell table:formula="of:=([.M21]-[.N21])/[.N21]" office:value-type="percentage" office:value="2.87586471944658" calcext:value-type="percentage">
            <text:p>287.59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3mm_STANDARD</text:p>
          </table:table-cell>
          <table:table-cell office:value-type="float" office:value="103.31" calcext:value-type="float">
            <text:p>103.31</text:p>
          </table:table-cell>
          <table:table-cell table:formula="of:=[.S21]*1000" office:value-type="float" office:value="103310" calcext:value-type="float">
            <text:p>103310</text:p>
          </table:table-cell>
          <table:table-cell table:formula="of:=VLOOKUP([.R21];[.$A$6:.$C$23];[.$G$6];0)" office:value-type="float" office:value="26020" calcext:value-type="float">
            <text:p>26020</text:p>
          </table:table-cell>
          <table:table-cell table:formula="of:=([.T21]-[.U21])/[.U21]" office:value-type="percentage" office:value="2.97040737893928" calcext:value-type="percentage">
            <text:p>297.04%</text:p>
          </table:table-cell>
          <table:table-cell/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stream_d0</text:p>
          </table:table-cell>
          <table:table-cell office:value-type="float" office:value="30.21" calcext:value-type="float">
            <text:p>30.21</text:p>
          </table:table-cell>
          <table:table-cell table:formula="of:=[.E22]*1000" office:value-type="float" office:value="30210" calcext:value-type="float">
            <text:p>30210</text:p>
          </table:table-cell>
          <table:table-cell table:formula="of:=VLOOKUP([.D22];[.$A$6:.$C$23];[.$G$6];0)" office:value-type="float" office:value="7270" calcext:value-type="float">
            <text:p>7270</text:p>
          </table:table-cell>
          <table:table-cell table:formula="of:=([.F22]-[.G22])/[.G22]" office:value-type="percentage" office:value="3.15543328748281" calcext:value-type="percentage">
            <text:p>315.54%</text:p>
          </table:table-cell>
          <table:table-cell table:formula="of:=MEDIAN([.H16:.H23])" office:value-type="float" office:value="3.20054329311863" calcext:value-type="float">
            <text:p>3.200543293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durbin_STANDARD</text:p>
          </table:table-cell>
          <table:table-cell office:value-type="float" office:value="39.99" calcext:value-type="float">
            <text:p>39.99</text:p>
          </table:table-cell>
          <table:table-cell table:formula="of:=[.L22]*1000" office:value-type="float" office:value="39990" calcext:value-type="float">
            <text:p>39990</text:p>
          </table:table-cell>
          <table:table-cell table:formula="of:=VLOOKUP([.K22];[.$A$6:.$C$23];[.$G$6];0)" office:value-type="float" office:value="10460" calcext:value-type="float">
            <text:p>10460</text:p>
          </table:table-cell>
          <table:table-cell table:formula="of:=([.M22]-[.N22])/[.N22]" office:value-type="percentage" office:value="2.82313575525813" calcext:value-type="percentage">
            <text:p>282.31%</text:p>
          </table:table-cell>
          <table:table-cell table:formula="of:=MEDIAN([.O16:.O23])" office:value-type="float" office:value="3.55357986809156" calcext:value-type="float">
            <text:p>3.553579868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cholesky_STANDARD</text:p>
          </table:table-cell>
          <table:table-cell office:value-type="float" office:value="25.14" calcext:value-type="float">
            <text:p>25.14</text:p>
          </table:table-cell>
          <table:table-cell table:formula="of:=[.S22]*1000" office:value-type="float" office:value="25140" calcext:value-type="float">
            <text:p>25140</text:p>
          </table:table-cell>
          <table:table-cell table:formula="of:=VLOOKUP([.R22];[.$A$6:.$C$23];[.$G$6];0)" office:value-type="float" office:value="6240" calcext:value-type="float">
            <text:p>6240</text:p>
          </table:table-cell>
          <table:table-cell table:formula="of:=([.T22]-[.U22])/[.U22]" office:value-type="percentage" office:value="3.02884615384615" calcext:value-type="percentage">
            <text:p>302.88%</text:p>
          </table:table-cell>
          <table:table-cell table:formula="of:=MEDIAN([.V16:.V23])" office:value-type="float" office:value="4.21477469031312" calcext:value-type="float">
            <text:p>4.2147746903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office:value-type="float" office:value="14240" calcext:value-type="float">
            <text:p>14240</text:p>
          </table:table-cell>
          <table:table-cell office:value-type="string" calcext:value-type="string">
            <text:p>doitgen_STANDARD</text:p>
          </table:table-cell>
          <table:table-cell office:value-type="float" office:value="66.53" calcext:value-type="float">
            <text:p>66.53</text:p>
          </table:table-cell>
          <table:table-cell table:formula="of:=[.E23]*1000" office:value-type="float" office:value="66530" calcext:value-type="float">
            <text:p>66530</text:p>
          </table:table-cell>
          <table:table-cell table:formula="of:=VLOOKUP([.D23];[.$A$6:.$C$23];[.$G$6];0)" office:value-type="float" office:value="14780" calcext:value-type="float">
            <text:p>14780</text:p>
          </table:table-cell>
          <table:table-cell table:formula="of:=([.F23]-[.G23])/[.G23]" office:value-type="percentage" office:value="3.50135317997294" calcext:value-type="percentage">
            <text:p>350.14%</text:p>
          </table:table-cell>
          <table:table-cell table:formula="of:=STDEV([.H16:.H23])" office:value-type="float" office:value="0.198070217411364" calcext:value-type="float">
            <text:p>0.1980702174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trisolv_STANDARD</text:p>
          </table:table-cell>
          <table:table-cell office:value-type="float" office:value="30.09" calcext:value-type="float">
            <text:p>30.09</text:p>
          </table:table-cell>
          <table:table-cell table:formula="of:=[.L23]*1000" office:value-type="float" office:value="30090" calcext:value-type="float">
            <text:p>30090</text:p>
          </table:table-cell>
          <table:table-cell table:formula="of:=VLOOKUP([.K23];[.$A$6:.$C$23];[.$G$6];0)" office:value-type="float" office:value="8500" calcext:value-type="float">
            <text:p>8500</text:p>
          </table:table-cell>
          <table:table-cell table:formula="of:=([.M23]-[.N23])/[.N23]" office:value-type="percentage" office:value="2.54" calcext:value-type="percentage">
            <text:p>254.00%</text:p>
          </table:table-cell>
          <table:table-cell table:formula="of:=STDEV([.O16:.O23])" office:value-type="float" office:value="0.935112910002995" calcext:value-type="float">
            <text:p>0.93511291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urbin_STANDARD</text:p>
          </table:table-cell>
          <table:table-cell office:value-type="float" office:value="41.62" calcext:value-type="float">
            <text:p>41.62</text:p>
          </table:table-cell>
          <table:table-cell table:formula="of:=[.S23]*1000" office:value-type="float" office:value="41620" calcext:value-type="float">
            <text:p>41620</text:p>
          </table:table-cell>
          <table:table-cell table:formula="of:=VLOOKUP([.R23];[.$A$6:.$C$23];[.$G$6];0)" office:value-type="float" office:value="10460" calcext:value-type="float">
            <text:p>10460</text:p>
          </table:table-cell>
          <table:table-cell table:formula="of:=([.T23]-[.U23])/[.U23]" office:value-type="percentage" office:value="2.97896749521989" calcext:value-type="percentage">
            <text:p>297.90%</text:p>
          </table:table-cell>
          <table:table-cell table:formula="of:=STDEV([.V16:.V23])" office:value-type="float" office:value="1.62555167876874" calcext:value-type="float">
            <text:p>1.6255516788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table:number-columns-repeated="2"/>
          <table:table-cell office:value-type="string" calcext:value-type="string">
            <text:p>nux/</text:p>
          </table:table-cell>
          <table:table-cell table:number-columns-repeated="5"/>
          <table:table-cell office:value-type="string" calcext:value-type="string">
            <text:p>li</text:p>
          </table:table-cell>
          <table:table-cell office:value-type="string" calcext:value-type="string">
            <text:p>nux/</text:p>
          </table:table-cell>
          <table:table-cell table:number-columns-repeated="5"/>
          <table:table-cell office:value-type="string" calcext:value-type="string">
            <text:p>li</text:p>
          </table:table-cell>
          <table:table-cell office:value-type="string" calcext:value-type="string">
            <text:p>nux/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2mm_STANDARD</text:p>
          </table:table-cell>
          <table:table-cell office:value-type="float" office:value="79.55" calcext:value-type="float">
            <text:p>79.55</text:p>
          </table:table-cell>
          <table:table-cell table:formula="of:=[.E25]*1000" office:value-type="float" office:value="79550" calcext:value-type="float">
            <text:p>79550</text:p>
          </table:table-cell>
          <table:table-cell table:formula="of:=VLOOKUP([.D25];[.$A$6:.$C$23];[.$G$6];0)" office:value-type="float" office:value="17860" calcext:value-type="float">
            <text:p>17860</text:p>
          </table:table-cell>
          <table:table-cell table:formula="of:=([.F25]-[.G25])/[.G25]" office:value-type="percentage" office:value="3.45408734602464" calcext:value-type="percentage">
            <text:p>345.41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tream_d0</text:p>
          </table:table-cell>
          <table:table-cell office:value-type="float" office:value="28.36" calcext:value-type="float">
            <text:p>28.36</text:p>
          </table:table-cell>
          <table:table-cell table:formula="of:=[.L25]*1000" office:value-type="float" office:value="28360" calcext:value-type="float">
            <text:p>28360</text:p>
          </table:table-cell>
          <table:table-cell table:formula="of:=VLOOKUP([.K25];[.$A$6:.$C$23];[.$G$6];0)" office:value-type="float" office:value="7270" calcext:value-type="float">
            <text:p>7270</text:p>
          </table:table-cell>
          <table:table-cell table:formula="of:=([.M25]-[.N25])/[.N25]" office:value-type="percentage" office:value="2.9009628610729" calcext:value-type="percentage">
            <text:p>290.10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jacLR</text:p>
          </table:table-cell>
          <table:table-cell office:value-type="float" office:value="59.74" calcext:value-type="float">
            <text:p>59.74</text:p>
          </table:table-cell>
          <table:table-cell table:formula="of:=[.S25]*1000" office:value-type="float" office:value="59740" calcext:value-type="float">
            <text:p>59740</text:p>
          </table:table-cell>
          <table:table-cell table:formula="of:=VLOOKUP([.R25];[.$A$6:.$C$23];[.$G$6];0)" office:value-type="float" office:value="12900" calcext:value-type="float">
            <text:p>12900</text:p>
          </table:table-cell>
          <table:table-cell table:formula="of:=([.T25]-[.U25])/[.U25]" office:value-type="percentage" office:value="3.63100775193798" calcext:value-type="percentage">
            <text:p>363.10%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cholesky_STANDARD</text:p>
          </table:table-cell>
          <table:table-cell office:value-type="float" office:value="29.34" calcext:value-type="float">
            <text:p>29.34</text:p>
          </table:table-cell>
          <table:table-cell table:formula="of:=[.E26]*1000" office:value-type="float" office:value="29340" calcext:value-type="float">
            <text:p>29340</text:p>
          </table:table-cell>
          <table:table-cell table:formula="of:=VLOOKUP([.D26];[.$A$6:.$C$23];[.$G$6];0)" office:value-type="float" office:value="6240" calcext:value-type="float">
            <text:p>6240</text:p>
          </table:table-cell>
          <table:table-cell table:formula="of:=([.F26]-[.G26])/[.G26]" office:value-type="percentage" office:value="3.70192307692308" calcext:value-type="percentage">
            <text:p>370.19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tream_d0</text:p>
          </table:table-cell>
          <table:table-cell office:value-type="float" office:value="27.37" calcext:value-type="float">
            <text:p>27.37</text:p>
          </table:table-cell>
          <table:table-cell table:formula="of:=[.L26]*1000" office:value-type="float" office:value="27370" calcext:value-type="float">
            <text:p>27370</text:p>
          </table:table-cell>
          <table:table-cell table:formula="of:=VLOOKUP([.K26];[.$A$6:.$C$23];[.$G$6];0)" office:value-type="float" office:value="7270" calcext:value-type="float">
            <text:p>7270</text:p>
          </table:table-cell>
          <table:table-cell table:formula="of:=([.M26]-[.N26])/[.N26]" office:value-type="percentage" office:value="2.76478679504814" calcext:value-type="percentage">
            <text:p>276.48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tream_d0</text:p>
          </table:table-cell>
          <table:table-cell office:value-type="float" office:value="30.77" calcext:value-type="float">
            <text:p>30.77</text:p>
          </table:table-cell>
          <table:table-cell table:formula="of:=[.S26]*1000" office:value-type="float" office:value="30770" calcext:value-type="float">
            <text:p>30770</text:p>
          </table:table-cell>
          <table:table-cell table:formula="of:=VLOOKUP([.R26];[.$A$6:.$C$23];[.$G$6];0)" office:value-type="float" office:value="7270" calcext:value-type="float">
            <text:p>7270</text:p>
          </table:table-cell>
          <table:table-cell table:formula="of:=([.T26]-[.U26])/[.U26]" office:value-type="percentage" office:value="3.23246217331499" calcext:value-type="percentage">
            <text:p>323.25%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gemm_STANDARD</text:p>
          </table:table-cell>
          <table:table-cell office:value-type="float" office:value="96.26" calcext:value-type="float">
            <text:p>96.26</text:p>
          </table:table-cell>
          <table:table-cell table:formula="of:=[.E27]*1000" office:value-type="float" office:value="96260" calcext:value-type="float">
            <text:p>96260</text:p>
          </table:table-cell>
          <table:table-cell table:formula="of:=VLOOKUP([.D27];[.$A$6:.$C$23];[.$G$6];0)" office:value-type="float" office:value="22820" calcext:value-type="float">
            <text:p>22820</text:p>
          </table:table-cell>
          <table:table-cell table:formula="of:=([.F27]-[.G27])/[.G27]" office:value-type="percentage" office:value="3.2182296231376" calcext:value-type="percentage">
            <text:p>321.82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ft.A</text:p>
          </table:table-cell>
          <table:table-cell office:value-type="float" office:value="12.89" calcext:value-type="float">
            <text:p>12.89</text:p>
          </table:table-cell>
          <table:table-cell table:formula="of:=[.L27]*1000" office:value-type="float" office:value="12890" calcext:value-type="float">
            <text:p>12890</text:p>
          </table:table-cell>
          <table:table-cell table:formula="of:=VLOOKUP([.K27];[.$A$6:.$C$23];[.$G$6];0)" office:value-type="float" office:value="3120" calcext:value-type="float">
            <text:p>3120</text:p>
          </table:table-cell>
          <table:table-cell table:formula="of:=([.M27]-[.N27])/[.N27]" office:value-type="percentage" office:value="3.13141025641026" calcext:value-type="percentage">
            <text:p>313.14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jacLR</text:p>
          </table:table-cell>
          <table:table-cell office:value-type="float" office:value="66.4" calcext:value-type="float">
            <text:p>66.4</text:p>
          </table:table-cell>
          <table:table-cell table:formula="of:=[.S27]*1000" office:value-type="float" office:value="66400" calcext:value-type="float">
            <text:p>66400</text:p>
          </table:table-cell>
          <table:table-cell table:formula="of:=VLOOKUP([.R27];[.$A$6:.$C$23];[.$G$6];0)" office:value-type="float" office:value="12900" calcext:value-type="float">
            <text:p>12900</text:p>
          </table:table-cell>
          <table:table-cell table:formula="of:=([.T27]-[.U27])/[.U27]" office:value-type="percentage" office:value="4.14728682170543" calcext:value-type="percentage">
            <text:p>414.73%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syrk_STANDARD</text:p>
          </table:table-cell>
          <table:table-cell office:value-type="float" office:value="80.31" calcext:value-type="float">
            <text:p>80.31</text:p>
          </table:table-cell>
          <table:table-cell table:formula="of:=[.E28]*1000" office:value-type="float" office:value="80310" calcext:value-type="float">
            <text:p>80310</text:p>
          </table:table-cell>
          <table:table-cell table:formula="of:=VLOOKUP([.D28];[.$A$6:.$C$23];[.$G$6];0)" office:value-type="float" office:value="15430" calcext:value-type="float">
            <text:p>15430</text:p>
          </table:table-cell>
          <table:table-cell table:formula="of:=([.F28]-[.G28])/[.G28]" office:value-type="percentage" office:value="4.2047958522359" calcext:value-type="percentage">
            <text:p>420.48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gesummv_STANDARD</text:p>
          </table:table-cell>
          <table:table-cell office:value-type="float" office:value="27.17" calcext:value-type="float">
            <text:p>27.17</text:p>
          </table:table-cell>
          <table:table-cell table:formula="of:=[.L28]*1000" office:value-type="float" office:value="27170" calcext:value-type="float">
            <text:p>27170</text:p>
          </table:table-cell>
          <table:table-cell table:formula="of:=VLOOKUP([.K28];[.$A$6:.$C$23];[.$G$6];0)" office:value-type="float" office:value="7170" calcext:value-type="float">
            <text:p>7170</text:p>
          </table:table-cell>
          <table:table-cell table:formula="of:=([.M28]-[.N28])/[.N28]" office:value-type="percentage" office:value="2.78940027894003" calcext:value-type="percentage">
            <text:p>278.94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stream_d0</text:p>
          </table:table-cell>
          <table:table-cell office:value-type="float" office:value="30.61" calcext:value-type="float">
            <text:p>30.61</text:p>
          </table:table-cell>
          <table:table-cell table:formula="of:=[.S28]*1000" office:value-type="float" office:value="30610" calcext:value-type="float">
            <text:p>30610</text:p>
          </table:table-cell>
          <table:table-cell table:formula="of:=VLOOKUP([.R28];[.$A$6:.$C$23];[.$G$6];0)" office:value-type="float" office:value="7270" calcext:value-type="float">
            <text:p>7270</text:p>
          </table:table-cell>
          <table:table-cell table:formula="of:=([.T28]-[.U28])/[.U28]" office:value-type="percentage" office:value="3.21045392022008" calcext:value-type="percentage">
            <text:p>321.05%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jacLR</text:p>
          </table:table-cell>
          <table:table-cell office:value-type="float" office:value="53.45" calcext:value-type="float">
            <text:p>53.45</text:p>
          </table:table-cell>
          <table:table-cell table:formula="of:=[.E29]*1000" office:value-type="float" office:value="53450" calcext:value-type="float">
            <text:p>53450</text:p>
          </table:table-cell>
          <table:table-cell table:formula="of:=VLOOKUP([.D29];[.$A$6:.$C$23];[.$G$6];0)" office:value-type="float" office:value="12900" calcext:value-type="float">
            <text:p>12900</text:p>
          </table:table-cell>
          <table:table-cell table:formula="of:=([.F29]-[.G29])/[.G29]" office:value-type="percentage" office:value="3.14341085271318" calcext:value-type="percentage">
            <text:p>314.34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syr2k_STANDARD</text:p>
          </table:table-cell>
          <table:table-cell office:value-type="float" office:value="76.99" calcext:value-type="float">
            <text:p>76.99</text:p>
          </table:table-cell>
          <table:table-cell table:formula="of:=[.L29]*1000" office:value-type="float" office:value="76990" calcext:value-type="float">
            <text:p>76990</text:p>
          </table:table-cell>
          <table:table-cell table:formula="of:=VLOOKUP([.K29];[.$A$6:.$C$23];[.$G$6];0)" office:value-type="float" office:value="15600" calcext:value-type="float">
            <text:p>15600</text:p>
          </table:table-cell>
          <table:table-cell table:formula="of:=([.M29]-[.N29])/[.N29]" office:value-type="percentage" office:value="3.93525641025641" calcext:value-type="percentage">
            <text:p>393.53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2mm_STANDARD</text:p>
          </table:table-cell>
          <table:table-cell office:value-type="float" office:value="77.71" calcext:value-type="float">
            <text:p>77.71</text:p>
          </table:table-cell>
          <table:table-cell table:formula="of:=[.S29]*1000" office:value-type="float" office:value="77710" calcext:value-type="float">
            <text:p>77710</text:p>
          </table:table-cell>
          <table:table-cell table:formula="of:=VLOOKUP([.R29];[.$A$6:.$C$23];[.$G$6];0)" office:value-type="float" office:value="17860" calcext:value-type="float">
            <text:p>17860</text:p>
          </table:table-cell>
          <table:table-cell table:formula="of:=([.T29]-[.U29])/[.U29]" office:value-type="percentage" office:value="3.35106382978723" calcext:value-type="percentage">
            <text:p>335.11%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stream_d0</text:p>
          </table:table-cell>
          <table:table-cell office:value-type="float" office:value="26.64" calcext:value-type="float">
            <text:p>26.64</text:p>
          </table:table-cell>
          <table:table-cell table:formula="of:=[.E30]*1000" office:value-type="float" office:value="26640" calcext:value-type="float">
            <text:p>26640</text:p>
          </table:table-cell>
          <table:table-cell table:formula="of:=VLOOKUP([.D30];[.$A$6:.$C$23];[.$G$6];0)" office:value-type="float" office:value="7270" calcext:value-type="float">
            <text:p>7270</text:p>
          </table:table-cell>
          <table:table-cell table:formula="of:=([.F30]-[.G30])/[.G30]" office:value-type="percentage" office:value="2.66437414030261" calcext:value-type="percentage">
            <text:p>266.44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trisolv_STANDARD</text:p>
          </table:table-cell>
          <table:table-cell office:value-type="float" office:value="25.64" calcext:value-type="float">
            <text:p>25.64</text:p>
          </table:table-cell>
          <table:table-cell table:formula="of:=[.L30]*1000" office:value-type="float" office:value="25640" calcext:value-type="float">
            <text:p>25640</text:p>
          </table:table-cell>
          <table:table-cell table:formula="of:=VLOOKUP([.K30];[.$A$6:.$C$23];[.$G$6];0)" office:value-type="float" office:value="8500" calcext:value-type="float">
            <text:p>8500</text:p>
          </table:table-cell>
          <table:table-cell table:formula="of:=([.M30]-[.N30])/[.N30]" office:value-type="percentage" office:value="2.01647058823529" calcext:value-type="percentage">
            <text:p>201.65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3mm_STANDARD</text:p>
          </table:table-cell>
          <table:table-cell office:value-type="float" office:value="114.83" calcext:value-type="float">
            <text:p>114.83</text:p>
          </table:table-cell>
          <table:table-cell table:formula="of:=[.S30]*1000" office:value-type="float" office:value="114830" calcext:value-type="float">
            <text:p>114830</text:p>
          </table:table-cell>
          <table:table-cell table:formula="of:=VLOOKUP([.R30];[.$A$6:.$C$23];[.$G$6];0)" office:value-type="float" office:value="26020" calcext:value-type="float">
            <text:p>26020</text:p>
          </table:table-cell>
          <table:table-cell table:formula="of:=([.T30]-[.U30])/[.U30]" office:value-type="percentage" office:value="3.41314373558801" calcext:value-type="percentage">
            <text:p>341.31%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doitgen_STANDARD</text:p>
          </table:table-cell>
          <table:table-cell office:value-type="float" office:value="66.32" calcext:value-type="float">
            <text:p>66.32</text:p>
          </table:table-cell>
          <table:table-cell table:formula="of:=[.E31]*1000" office:value-type="float" office:value="66320" calcext:value-type="float">
            <text:p>66320</text:p>
          </table:table-cell>
          <table:table-cell table:formula="of:=VLOOKUP([.D31];[.$A$6:.$C$23];[.$G$6];0)" office:value-type="float" office:value="14780" calcext:value-type="float">
            <text:p>14780</text:p>
          </table:table-cell>
          <table:table-cell table:formula="of:=([.F31]-[.G31])/[.G31]" office:value-type="percentage" office:value="3.4871447902571" calcext:value-type="percentage">
            <text:p>348.71%</text:p>
          </table:table-cell>
          <table:table-cell table:formula="of:=MEDIAN([.H25:.H32])" office:value-type="float" office:value="3.44795030359419" calcext:value-type="float">
            <text:p>3.4479503036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3mm_STANDARD</text:p>
          </table:table-cell>
          <table:table-cell office:value-type="float" office:value="94.11" calcext:value-type="float">
            <text:p>94.11</text:p>
          </table:table-cell>
          <table:table-cell table:formula="of:=[.L31]*1000" office:value-type="float" office:value="94110" calcext:value-type="float">
            <text:p>94110</text:p>
          </table:table-cell>
          <table:table-cell table:formula="of:=VLOOKUP([.K31];[.$A$6:.$C$23];[.$G$6];0)" office:value-type="float" office:value="26020" calcext:value-type="float">
            <text:p>26020</text:p>
          </table:table-cell>
          <table:table-cell table:formula="of:=([.M31]-[.N31])/[.N31]" office:value-type="percentage" office:value="2.61683320522675" calcext:value-type="percentage">
            <text:p>261.68%</text:p>
          </table:table-cell>
          <table:table-cell table:formula="of:=MEDIAN([.O25:.O32])" office:value-type="float" office:value="2.84518157000647" calcext:value-type="float">
            <text:p>2.84518157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cholesky_STANDARD</text:p>
          </table:table-cell>
          <table:table-cell office:value-type="float" office:value="31.1" calcext:value-type="float">
            <text:p>31.1</text:p>
          </table:table-cell>
          <table:table-cell table:formula="of:=[.S31]*1000" office:value-type="float" office:value="31100" calcext:value-type="float">
            <text:p>31100</text:p>
          </table:table-cell>
          <table:table-cell table:formula="of:=VLOOKUP([.R31];[.$A$6:.$C$23];[.$G$6];0)" office:value-type="float" office:value="6240" calcext:value-type="float">
            <text:p>6240</text:p>
          </table:table-cell>
          <table:table-cell table:formula="of:=([.T31]-[.U31])/[.U31]" office:value-type="percentage" office:value="3.98397435897436" calcext:value-type="percentage">
            <text:p>398.40%</text:p>
          </table:table-cell>
          <table:table-cell table:formula="of:=MEDIAN([.V25:.V32])" office:value-type="float" office:value="3.522075743763" calcext:value-type="float">
            <text:p>3.522075743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/>
          <table:table-cell office:value-type="string" calcext:value-type="string">
            <text:p>doitgen_STANDARD</text:p>
          </table:table-cell>
          <table:table-cell office:value-type="float" office:value="65.65" calcext:value-type="float">
            <text:p>65.65</text:p>
          </table:table-cell>
          <table:table-cell table:formula="of:=[.E32]*1000" office:value-type="float" office:value="65650" calcext:value-type="float">
            <text:p>65650</text:p>
          </table:table-cell>
          <table:table-cell table:formula="of:=VLOOKUP([.D32];[.$A$6:.$C$23];[.$G$6];0)" office:value-type="float" office:value="14780" calcext:value-type="float">
            <text:p>14780</text:p>
          </table:table-cell>
          <table:table-cell table:formula="of:=([.F32]-[.G32])/[.G32]" office:value-type="percentage" office:value="3.44181326116373" calcext:value-type="percentage">
            <text:p>344.18%</text:p>
          </table:table-cell>
          <table:table-cell table:formula="of:=STDEV([.H25:.H32])" office:value-type="float" office:value="0.445528607843735" calcext:value-type="float">
            <text:p>0.4455286078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urbin_STANDARD</text:p>
          </table:table-cell>
          <table:table-cell office:value-type="float" office:value="66.68" calcext:value-type="float">
            <text:p>66.68</text:p>
          </table:table-cell>
          <table:table-cell table:formula="of:=[.L32]*1000" office:value-type="float" office:value="66680" calcext:value-type="float">
            <text:p>66680</text:p>
          </table:table-cell>
          <table:table-cell table:formula="of:=VLOOKUP([.K32];[.$A$6:.$C$23];[.$G$6];0)" office:value-type="float" office:value="10460" calcext:value-type="float">
            <text:p>10460</text:p>
          </table:table-cell>
          <table:table-cell table:formula="of:=([.M32]-[.N32])/[.N32]" office:value-type="percentage" office:value="5.37476099426386" calcext:value-type="percentage">
            <text:p>537.48%</text:p>
          </table:table-cell>
          <table:table-cell table:formula="of:=STDEV([.O25:.O32])" office:value-type="float" office:value="1.03250932895628" calcext:value-type="float">
            <text:p>1.03250932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urbin_STANDARD</text:p>
          </table:table-cell>
          <table:table-cell office:value-type="float" office:value="67.5" calcext:value-type="float">
            <text:p>67.5</text:p>
          </table:table-cell>
          <table:table-cell table:formula="of:=[.S32]*1000" office:value-type="float" office:value="67500" calcext:value-type="float">
            <text:p>67500</text:p>
          </table:table-cell>
          <table:table-cell table:formula="of:=VLOOKUP([.R32];[.$A$6:.$C$23];[.$G$6];0)" office:value-type="float" office:value="10460" calcext:value-type="float">
            <text:p>10460</text:p>
          </table:table-cell>
          <table:table-cell table:formula="of:=([.T32]-[.U32])/[.U32]" office:value-type="percentage" office:value="5.45315487571702" calcext:value-type="percentage">
            <text:p>545.32%</text:p>
          </table:table-cell>
          <table:table-cell table:formula="of:=STDEV([.V25:.V32])" office:value-type="float" office:value="0.749927215031061" calcext:value-type="float">
            <text:p>0.749927215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2"/>
          <table:table-cell office:value-type="string" calcext:value-type="string">
            <text:p>bal/</text:p>
          </table:table-cell>
          <table:table-cell table:number-columns-repeated="5"/>
          <table:table-cell office:value-type="string" calcext:value-type="string">
            <text:p>th</text:p>
          </table:table-cell>
          <table:table-cell office:value-type="string" calcext:value-type="string">
            <text:p>bal/</text:p>
          </table:table-cell>
          <table:table-cell table:number-columns-repeated="5"/>
          <table:table-cell office:value-type="string" calcext:value-type="string">
            <text:p>th</text:p>
          </table:table-cell>
          <table:table-cell office:value-type="string" calcext:value-type="string">
            <text:p>bal/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2mm_STANDARD</text:p>
          </table:table-cell>
          <table:table-cell office:value-type="float" office:value="41.61" calcext:value-type="float">
            <text:p>41.61</text:p>
          </table:table-cell>
          <table:table-cell table:formula="of:=[.E34]*1000" office:value-type="float" office:value="41610" calcext:value-type="float">
            <text:p>41610</text:p>
          </table:table-cell>
          <table:table-cell table:formula="of:=VLOOKUP([.D34];[.$A$6:.$C$23];[.$G$6];0)" office:value-type="float" office:value="17860" calcext:value-type="float">
            <text:p>17860</text:p>
          </table:table-cell>
          <table:table-cell table:formula="of:=([.F34]-[.G34])/[.G34]" office:value-type="percentage" office:value="1.32978723404255" calcext:value-type="percentage">
            <text:p>132.98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tream_d0</text:p>
          </table:table-cell>
          <table:table-cell office:value-type="float" office:value="28.78" calcext:value-type="float">
            <text:p>28.78</text:p>
          </table:table-cell>
          <table:table-cell table:formula="of:=[.L34]*1000" office:value-type="float" office:value="28780" calcext:value-type="float">
            <text:p>28780</text:p>
          </table:table-cell>
          <table:table-cell table:formula="of:=VLOOKUP([.K34];[.$A$6:.$C$23];[.$G$6];0)" office:value-type="float" office:value="7270" calcext:value-type="float">
            <text:p>7270</text:p>
          </table:table-cell>
          <table:table-cell table:formula="of:=([.M34]-[.N34])/[.N34]" office:value-type="percentage" office:value="2.95873452544704" calcext:value-type="percentage">
            <text:p>295.87%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jacLR</text:p>
          </table:table-cell>
          <table:table-cell office:value-type="float" office:value="52.97" calcext:value-type="float">
            <text:p>52.97</text:p>
          </table:table-cell>
          <table:table-cell table:formula="of:=[.S34]*1000" office:value-type="float" office:value="52970" calcext:value-type="float">
            <text:p>52970</text:p>
          </table:table-cell>
          <table:table-cell table:formula="of:=VLOOKUP([.R34];[.$A$6:.$C$23];[.$G$6];0)" office:value-type="float" office:value="12900" calcext:value-type="float">
            <text:p>12900</text:p>
          </table:table-cell>
          <table:table-cell table:formula="of:=([.T34]-[.U34])/[.U34]" office:value-type="percentage" office:value="3.1062015503876" calcext:value-type="percentage">
            <text:p>310.62%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cholesky_STANDARD</text:p>
          </table:table-cell>
          <table:table-cell office:value-type="float" office:value="26.26" calcext:value-type="float">
            <text:p>26.26</text:p>
          </table:table-cell>
          <table:table-cell table:formula="of:=[.E35]*1000" office:value-type="float" office:value="26260" calcext:value-type="float">
            <text:p>26260</text:p>
          </table:table-cell>
          <table:table-cell table:formula="of:=VLOOKUP([.D35];[.$A$6:.$C$23];[.$G$6];0)" office:value-type="float" office:value="6240" calcext:value-type="float">
            <text:p>6240</text:p>
          </table:table-cell>
          <table:table-cell table:formula="of:=([.F35]-[.G35])/[.G35]" office:value-type="percentage" office:value="3.20833333333333" calcext:value-type="percentage">
            <text:p>320.83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tream_d0</text:p>
          </table:table-cell>
          <table:table-cell office:value-type="float" office:value="28.73" calcext:value-type="float">
            <text:p>28.73</text:p>
          </table:table-cell>
          <table:table-cell table:formula="of:=[.L35]*1000" office:value-type="float" office:value="28730" calcext:value-type="float">
            <text:p>28730</text:p>
          </table:table-cell>
          <table:table-cell table:formula="of:=VLOOKUP([.K35];[.$A$6:.$C$23];[.$G$6];0)" office:value-type="float" office:value="7270" calcext:value-type="float">
            <text:p>7270</text:p>
          </table:table-cell>
          <table:table-cell table:formula="of:=([.M35]-[.N35])/[.N35]" office:value-type="percentage" office:value="2.95185694635488" calcext:value-type="percentage">
            <text:p>295.19%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tream_d0</text:p>
          </table:table-cell>
          <table:table-cell office:value-type="float" office:value="29.23" calcext:value-type="float">
            <text:p>29.23</text:p>
          </table:table-cell>
          <table:table-cell table:formula="of:=[.S35]*1000" office:value-type="float" office:value="29230" calcext:value-type="float">
            <text:p>29230</text:p>
          </table:table-cell>
          <table:table-cell table:formula="of:=VLOOKUP([.R35];[.$A$6:.$C$23];[.$G$6];0)" office:value-type="float" office:value="7270" calcext:value-type="float">
            <text:p>7270</text:p>
          </table:table-cell>
          <table:table-cell table:formula="of:=([.T35]-[.U35])/[.U35]" office:value-type="percentage" office:value="3.02063273727648" calcext:value-type="percentage">
            <text:p>302.06%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gemm_STANDARD</text:p>
          </table:table-cell>
          <table:table-cell office:value-type="float" office:value="51.57" calcext:value-type="float">
            <text:p>51.57</text:p>
          </table:table-cell>
          <table:table-cell table:formula="of:=[.E36]*1000" office:value-type="float" office:value="51570" calcext:value-type="float">
            <text:p>51570</text:p>
          </table:table-cell>
          <table:table-cell table:formula="of:=VLOOKUP([.D36];[.$A$6:.$C$23];[.$G$6];0)" office:value-type="float" office:value="22820" calcext:value-type="float">
            <text:p>22820</text:p>
          </table:table-cell>
          <table:table-cell table:formula="of:=([.F36]-[.G36])/[.G36]" office:value-type="percentage" office:value="1.25985977212971" calcext:value-type="percentage">
            <text:p>125.99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ft.A</text:p>
          </table:table-cell>
          <table:table-cell office:value-type="float" office:value="12.75" calcext:value-type="float">
            <text:p>12.75</text:p>
          </table:table-cell>
          <table:table-cell table:formula="of:=[.L36]*1000" office:value-type="float" office:value="12750" calcext:value-type="float">
            <text:p>12750</text:p>
          </table:table-cell>
          <table:table-cell table:formula="of:=VLOOKUP([.K36];[.$A$6:.$C$23];[.$G$6];0)" office:value-type="float" office:value="3120" calcext:value-type="float">
            <text:p>3120</text:p>
          </table:table-cell>
          <table:table-cell table:formula="of:=([.M36]-[.N36])/[.N36]" office:value-type="percentage" office:value="3.08653846153846" calcext:value-type="percentage">
            <text:p>308.65%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jacLR</text:p>
          </table:table-cell>
          <table:table-cell office:value-type="float" office:value="52.87" calcext:value-type="float">
            <text:p>52.87</text:p>
          </table:table-cell>
          <table:table-cell table:formula="of:=[.S36]*1000" office:value-type="float" office:value="52870" calcext:value-type="float">
            <text:p>52870</text:p>
          </table:table-cell>
          <table:table-cell table:formula="of:=VLOOKUP([.R36];[.$A$6:.$C$23];[.$G$6];0)" office:value-type="float" office:value="12900" calcext:value-type="float">
            <text:p>12900</text:p>
          </table:table-cell>
          <table:table-cell table:formula="of:=([.T36]-[.U36])/[.U36]" office:value-type="percentage" office:value="3.0984496124031" calcext:value-type="percentage">
            <text:p>309.84%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syrk_STANDARD</text:p>
          </table:table-cell>
          <table:table-cell office:value-type="float" office:value="59.35" calcext:value-type="float">
            <text:p>59.35</text:p>
          </table:table-cell>
          <table:table-cell table:formula="of:=[.E37]*1000" office:value-type="float" office:value="59350" calcext:value-type="float">
            <text:p>59350</text:p>
          </table:table-cell>
          <table:table-cell table:formula="of:=VLOOKUP([.D37];[.$A$6:.$C$23];[.$G$6];0)" office:value-type="float" office:value="15430" calcext:value-type="float">
            <text:p>15430</text:p>
          </table:table-cell>
          <table:table-cell table:formula="of:=([.F37]-[.G37])/[.G37]" office:value-type="percentage" office:value="2.84640311082307" calcext:value-type="percentage">
            <text:p>284.64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gesummv_STANDARD</text:p>
          </table:table-cell>
          <table:table-cell office:value-type="float" office:value="27.49" calcext:value-type="float">
            <text:p>27.49</text:p>
          </table:table-cell>
          <table:table-cell table:formula="of:=[.L37]*1000" office:value-type="float" office:value="27490" calcext:value-type="float">
            <text:p>27490</text:p>
          </table:table-cell>
          <table:table-cell table:formula="of:=VLOOKUP([.K37];[.$A$6:.$C$23];[.$G$6];0)" office:value-type="float" office:value="7170" calcext:value-type="float">
            <text:p>7170</text:p>
          </table:table-cell>
          <table:table-cell table:formula="of:=([.M37]-[.N37])/[.N37]" office:value-type="percentage" office:value="2.83403068340307" calcext:value-type="percentage">
            <text:p>283.40%</text:p>
          </table:table-cell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stream_d0</text:p>
          </table:table-cell>
          <table:table-cell office:value-type="float" office:value="28.82" calcext:value-type="float">
            <text:p>28.82</text:p>
          </table:table-cell>
          <table:table-cell table:formula="of:=[.S37]*1000" office:value-type="float" office:value="28820" calcext:value-type="float">
            <text:p>28820</text:p>
          </table:table-cell>
          <table:table-cell table:formula="of:=VLOOKUP([.R37];[.$A$6:.$C$23];[.$G$6];0)" office:value-type="float" office:value="7270" calcext:value-type="float">
            <text:p>7270</text:p>
          </table:table-cell>
          <table:table-cell table:formula="of:=([.T37]-[.U37])/[.U37]" office:value-type="percentage" office:value="2.96423658872077" calcext:value-type="percentage">
            <text:p>296.42%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jacLR</text:p>
          </table:table-cell>
          <table:table-cell office:value-type="float" office:value="51.33" calcext:value-type="float">
            <text:p>51.33</text:p>
          </table:table-cell>
          <table:table-cell table:formula="of:=[.E38]*1000" office:value-type="float" office:value="51330" calcext:value-type="float">
            <text:p>51330</text:p>
          </table:table-cell>
          <table:table-cell table:formula="of:=VLOOKUP([.D38];[.$A$6:.$C$23];[.$G$6];0)" office:value-type="float" office:value="12900" calcext:value-type="float">
            <text:p>12900</text:p>
          </table:table-cell>
          <table:table-cell table:formula="of:=([.F38]-[.G38])/[.G38]" office:value-type="percentage" office:value="2.97906976744186" calcext:value-type="percentage">
            <text:p>297.91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syr2k_STANDARD</text:p>
          </table:table-cell>
          <table:table-cell office:value-type="float" office:value="65.47" calcext:value-type="float">
            <text:p>65.47</text:p>
          </table:table-cell>
          <table:table-cell table:formula="of:=[.L38]*1000" office:value-type="float" office:value="65470" calcext:value-type="float">
            <text:p>65470</text:p>
          </table:table-cell>
          <table:table-cell table:formula="of:=VLOOKUP([.K38];[.$A$6:.$C$23];[.$G$6];0)" office:value-type="float" office:value="15600" calcext:value-type="float">
            <text:p>15600</text:p>
          </table:table-cell>
          <table:table-cell table:formula="of:=([.M38]-[.N38])/[.N38]" office:value-type="percentage" office:value="3.19679487179487" calcext:value-type="percentage">
            <text:p>319.68%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2mm_STANDARD</text:p>
          </table:table-cell>
          <table:table-cell office:value-type="float" office:value="59.01" calcext:value-type="float">
            <text:p>59.01</text:p>
          </table:table-cell>
          <table:table-cell table:formula="of:=[.S38]*1000" office:value-type="float" office:value="59010" calcext:value-type="float">
            <text:p>59010</text:p>
          </table:table-cell>
          <table:table-cell table:formula="of:=VLOOKUP([.R38];[.$A$6:.$C$23];[.$G$6];0)" office:value-type="float" office:value="17860" calcext:value-type="float">
            <text:p>17860</text:p>
          </table:table-cell>
          <table:table-cell table:formula="of:=([.T38]-[.U38])/[.U38]" office:value-type="percentage" office:value="2.3040313549832" calcext:value-type="percentage">
            <text:p>230.40%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stream_d0</text:p>
          </table:table-cell>
          <table:table-cell office:value-type="float" office:value="27.75" calcext:value-type="float">
            <text:p>27.75</text:p>
          </table:table-cell>
          <table:table-cell table:formula="of:=[.E39]*1000" office:value-type="float" office:value="27750" calcext:value-type="float">
            <text:p>27750</text:p>
          </table:table-cell>
          <table:table-cell table:formula="of:=VLOOKUP([.D39];[.$A$6:.$C$23];[.$G$6];0)" office:value-type="float" office:value="7270" calcext:value-type="float">
            <text:p>7270</text:p>
          </table:table-cell>
          <table:table-cell table:formula="of:=([.F39]-[.G39])/[.G39]" office:value-type="percentage" office:value="2.81705639614856" calcext:value-type="percentage">
            <text:p>281.71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trisolv_STANDARD</text:p>
          </table:table-cell>
          <table:table-cell office:value-type="float" office:value="26.81" calcext:value-type="float">
            <text:p>26.81</text:p>
          </table:table-cell>
          <table:table-cell table:formula="of:=[.L39]*1000" office:value-type="float" office:value="26810" calcext:value-type="float">
            <text:p>26810</text:p>
          </table:table-cell>
          <table:table-cell table:formula="of:=VLOOKUP([.K39];[.$A$6:.$C$23];[.$G$6];0)" office:value-type="float" office:value="8500" calcext:value-type="float">
            <text:p>8500</text:p>
          </table:table-cell>
          <table:table-cell table:formula="of:=([.M39]-[.N39])/[.N39]" office:value-type="percentage" office:value="2.15411764705882" calcext:value-type="percentage">
            <text:p>215.41%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3mm_STANDARD</text:p>
          </table:table-cell>
          <table:table-cell office:value-type="float" office:value="92.81" calcext:value-type="float">
            <text:p>92.81</text:p>
          </table:table-cell>
          <table:table-cell table:formula="of:=[.S39]*1000" office:value-type="float" office:value="92810" calcext:value-type="float">
            <text:p>92810</text:p>
          </table:table-cell>
          <table:table-cell table:formula="of:=VLOOKUP([.R39];[.$A$6:.$C$23];[.$G$6];0)" office:value-type="float" office:value="26020" calcext:value-type="float">
            <text:p>26020</text:p>
          </table:table-cell>
          <table:table-cell table:formula="of:=([.T39]-[.U39])/[.U39]" office:value-type="percentage" office:value="2.56687163720215" calcext:value-type="percentage">
            <text:p>256.69%</text:p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/>
          <table:table-cell office:value-type="string" calcext:value-type="string">
            <text:p>doitgen_STANDARD</text:p>
          </table:table-cell>
          <table:table-cell office:value-type="float" office:value="56.04" calcext:value-type="float">
            <text:p>56.04</text:p>
          </table:table-cell>
          <table:table-cell table:formula="of:=[.E40]*1000" office:value-type="float" office:value="56040" calcext:value-type="float">
            <text:p>56040</text:p>
          </table:table-cell>
          <table:table-cell table:formula="of:=VLOOKUP([.D40];[.$A$6:.$C$23];[.$G$6];0)" office:value-type="float" office:value="14780" calcext:value-type="float">
            <text:p>14780</text:p>
          </table:table-cell>
          <table:table-cell table:formula="of:=([.F40]-[.G40])/[.G40]" office:value-type="percentage" office:value="2.79161028416779" calcext:value-type="percentage">
            <text:p>279.16%</text:p>
          </table:table-cell>
          <table:table-cell table:formula="of:=MEDIAN([.H34:.H41])" office:value-type="float" office:value="2.80433334015818" calcext:value-type="float">
            <text:p>2.804333340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3mm_STANDARD</text:p>
          </table:table-cell>
          <table:table-cell office:value-type="float" office:value="59.26" calcext:value-type="float">
            <text:p>59.26</text:p>
          </table:table-cell>
          <table:table-cell table:formula="of:=[.L40]*1000" office:value-type="float" office:value="59260" calcext:value-type="float">
            <text:p>59260</text:p>
          </table:table-cell>
          <table:table-cell table:formula="of:=VLOOKUP([.K40];[.$A$6:.$C$23];[.$G$6];0)" office:value-type="float" office:value="26020" calcext:value-type="float">
            <text:p>26020</text:p>
          </table:table-cell>
          <table:table-cell table:formula="of:=([.M40]-[.N40])/[.N40]" office:value-type="percentage" office:value="1.27747886241353" calcext:value-type="percentage">
            <text:p>127.75%</text:p>
          </table:table-cell>
          <table:table-cell table:formula="of:=MEDIAN([.O34:.O41])" office:value-type="float" office:value="2.89294381487898" calcext:value-type="float">
            <text:p>2.8929438149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cholesky_STANDARD</text:p>
          </table:table-cell>
          <table:table-cell office:value-type="float" office:value="28.02" calcext:value-type="float">
            <text:p>28.02</text:p>
          </table:table-cell>
          <table:table-cell table:formula="of:=[.S40]*1000" office:value-type="float" office:value="28020" calcext:value-type="float">
            <text:p>28020</text:p>
          </table:table-cell>
          <table:table-cell table:formula="of:=VLOOKUP([.R40];[.$A$6:.$C$23];[.$G$6];0)" office:value-type="float" office:value="6240" calcext:value-type="float">
            <text:p>6240</text:p>
          </table:table-cell>
          <table:table-cell table:formula="of:=([.T40]-[.U40])/[.U40]" office:value-type="percentage" office:value="3.49038461538462" calcext:value-type="percentage">
            <text:p>349.04%</text:p>
          </table:table-cell>
          <table:table-cell table:formula="of:=MEDIAN([.V34:.V41])" office:value-type="float" office:value="2.99243466299862" calcext:value-type="float">
            <text:p>2.99243466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2"/>
          <table:table-cell office:value-type="string" calcext:value-type="string">
            <text:p>doitgen_STANDARD</text:p>
          </table:table-cell>
          <table:table-cell office:value-type="float" office:value="55.24" calcext:value-type="float">
            <text:p>55.24</text:p>
          </table:table-cell>
          <table:table-cell table:formula="of:=[.E41]*1000" office:value-type="float" office:value="55240" calcext:value-type="float">
            <text:p>55240</text:p>
          </table:table-cell>
          <table:table-cell table:formula="of:=VLOOKUP([.D41];[.$A$6:.$C$23];[.$G$6];0)" office:value-type="float" office:value="14780" calcext:value-type="float">
            <text:p>14780</text:p>
          </table:table-cell>
          <table:table-cell table:formula="of:=([.F41]-[.G41])/[.G41]" office:value-type="percentage" office:value="2.73748308525034" calcext:value-type="percentage">
            <text:p>273.75%</text:p>
          </table:table-cell>
          <table:table-cell table:formula="of:=STDEV([.H34:.H41])" office:value-type="float" office:value="0.755969463233532" calcext:value-type="float">
            <text:p>0.7559694632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urbin_STANDARD</text:p>
          </table:table-cell>
          <table:table-cell office:value-type="float" office:value="12.13" calcext:value-type="float">
            <text:p>12.13</text:p>
          </table:table-cell>
          <table:table-cell table:formula="of:=[.L41]*1000" office:value-type="float" office:value="12130" calcext:value-type="float">
            <text:p>12130</text:p>
          </table:table-cell>
          <table:table-cell table:formula="of:=VLOOKUP([.K41];[.$A$6:.$C$23];[.$G$6];0)" office:value-type="float" office:value="10460" calcext:value-type="float">
            <text:p>10460</text:p>
          </table:table-cell>
          <table:table-cell table:formula="of:=([.M41]-[.N41])/[.N41]" office:value-type="percentage" office:value="0.159655831739962" calcext:value-type="percentage">
            <text:p>15.97%</text:p>
          </table:table-cell>
          <table:table-cell table:formula="of:=STDEV([.O34:.O41])" office:value-type="float" office:value="1.08290739645888" calcext:value-type="float">
            <text:p>1.082907396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durbin_STANDARD</text:p>
          </table:table-cell>
          <table:table-cell office:value-type="float" office:value="12.87" calcext:value-type="float">
            <text:p>12.87</text:p>
          </table:table-cell>
          <table:table-cell table:formula="of:=[.S41]*1000" office:value-type="float" office:value="12870" calcext:value-type="float">
            <text:p>12870</text:p>
          </table:table-cell>
          <table:table-cell table:formula="of:=VLOOKUP([.R41];[.$A$6:.$C$23];[.$G$6];0)" office:value-type="float" office:value="10460" calcext:value-type="float">
            <text:p>10460</text:p>
          </table:table-cell>
          <table:table-cell table:formula="of:=([.T41]-[.U41])/[.U41]" office:value-type="percentage" office:value="0.230401529636711" calcext:value-type="percentage">
            <text:p>23.04%</text:p>
          </table:table-cell>
          <table:table-cell table:formula="of:=STDEV([.V34:.V41])" office:value-type="float" office:value="1.02195363918458" calcext:value-type="float">
            <text:p>1.0219536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21:39:43.418777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1:39:43.816889217</meta:creation-date>
    <meta:editing-duration>PT10M53S</meta:editing-duration>
    <meta:editing-cycles>2</meta:editing-cycles>
    <meta:generator>LibreOffice/5.1.4.2$Linux_X86_64 LibreOffice_project/10m0$Build-2</meta:generator>
    <dc:date>2016-12-29T22:51:44.836270599</dc:date>
    <meta:document-statistic meta:table-count="2" meta:cell-count="754" meta:object-count="0"/>
  </office:meta>
</office:document-meta>
</file>